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RROR...........................</text:p>
      <text:p text:style-name="Standard"/>
      <text:p text:style-name="Standard">The issue you have selected could not be loaded:</text:p>
      <text:p text:style-name="P1">PLEASE CHECK.</text:p>
      <text:p text:style-name="Standard">1: Make sure the file name for the issue is just the <text:span text:style-name="T1">ISSUE NUMBER</text:span></text:p>
      <text:p text:style-name="Standard">e.g. 43.pdf.</text:p>
      <text:p text:style-name="Standard"/>
      <text:p text:style-name="Standard">2: Verify the issue is in the Mags folder.</text:p>
      <text:p text:style-name="Standard">Use <text:span text:style-name="T1">FIND ISSUE BUTTON</text:span> to navigate to the Issue required and select it,</text:p>
      <text:p text:style-name="Standard">it will then be copied into the Mags fold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en" fo:country="GB" style:letter-kerning="true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o Video Software</meta:initial-creator>
    <meta:creation-date>2023-03-15T20:08:35</meta:creation-date>
    <dc:date>2023-03-17T15:17:19</dc:date>
    <dc:creator>Bro Video Software</dc:creator>
    <meta:editing-duration>PT27M46S</meta:editing-duration>
    <meta:editing-cycles>3</meta:editing-cycles>
    <meta:generator>OpenOffice/4.1.13$Unix OpenOffice.org_project/4113m1$Build-9810</meta:generator>
    <meta:document-statistic meta:table-count="0" meta:image-count="0" meta:object-count="0" meta:page-count="1" meta:paragraph-count="8" meta:word-count="59" meta:character-count="325"/>
  </office:meta>
</office:document-meta>
</file>